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1.764cm"/>
    </style:style>
    <style:style style:name="co17" style:family="table-column">
      <style:table-column-properties fo:break-before="auto" style:column-width="1.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6" table:default-cell-style-name="Default"/>
        <table:table-column table:style-name="co7" table:number-columns-repeated="40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141cm" svg:height="1.005cm" svg:x="36.152cm" svg:y="0.053cm" draw:caption-point-x="19.83cm" draw:caption-point-y="-0.043cm">
              <dc:date>2021-05-05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style-name="ce2" table:number-columns-repeated="6"/>
          <table:table-cell table:number-columns-repeated="1000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32cm" svg:height="1.137cm" svg:x="21.9cm" svg:y="0.132cm" draw:caption-point-x="19.918cm" draw:caption-point-y="0.274cm">
              <dc:date>2021-05-05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448cm" svg:height="1.031cm" svg:x="24.282cm" svg:y="0.132cm" draw:caption-point-x="20.001cm" draw:caption-point-y="0.274cm">
              <dc:date>2021-05-05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547cm" svg:height="0.74cm" svg:x="26.108cm" svg:y="0.132cm" draw:caption-point-x="20.106cm" draw:caption-point-y="0.274cm">
              <dc:date>2021-05-05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43cm" svg:height="0.634cm" svg:x="34.363cm" svg:y="0.132cm" draw:caption-point-x="19.912cm" draw:caption-point-y="0.274cm">
              <dc:date>2021-05-05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style-name="ce2" table:number-columns-repeated="6"/>
          <table:table-cell table:number-columns-repeated="100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525cm" svg:height="1.694cm" svg:x="9.171cm" svg:y="0.528cm" draw:caption-point-x="20.272cm" draw:caption-point-y="0.275cm">
              <dc:date>2021-05-05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1.805cm" svg:y="0.528cm" draw:caption-point-x="19.989cm" draw:caption-point-y="0.275cm">
              <dc:date>2021-05-05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8.031cm" svg:height="1.826cm" svg:x="13.499cm" svg:y="0.528cm" draw:caption-point-x="20.087cm" draw:caption-point-y="0.275cm">
              <dc:date>2021-05-05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5.192cm" svg:y="0.528cm" draw:caption-point-x="20.13cm" draw:caption-point-y="0.275cm">
              <dc:date>2021-05-05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7.648cm" svg:height="1.185cm" svg:x="17.587cm" svg:y="0.528cm" draw:caption-point-x="19.89cm" draw:caption-point-y="0.275cm">
              <dc:date>2021-05-05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211cm" svg:height="2.144cm" svg:x="19.598cm" svg:y="0.528cm" draw:caption-point-x="19.896cm" draw:caption-point-y="0.275cm">
              <dc:date>2021-05-05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079cm" svg:height="1.403cm" svg:x="28.92cm" svg:y="0.528cm" draw:caption-point-x="19.589cm" draw:caption-point-y="0.275cm">
              <dc:date>2021-05-05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4.963cm" svg:height="0.635cm" svg:x="30.247cm" svg:y="0.528cm" draw:caption-point-x="19.969cm" draw:caption-point-y="0.275cm">
              <dc:date>2021-05-05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07cm" svg:height="1.403cm" svg:x="32.571cm" svg:y="0.528cm" draw:caption-point-x="19.94cm" draw:caption-point-y="0.275cm">
              <dc:date>2021-05-05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style-name="ce2" table:number-columns-repeated="6"/>
          <table:table-cell table:number-columns-repeated="1000"/>
        </table:table-row>
        <table:table-row table:style-name="ro3">
          <table:table-cell office:value-type="float" office:value="3339" calcext:value-type="float">
            <text:p>3339</text:p>
          </table:table-cell>
          <table:table-cell office:value-type="string" calcext:value-type="string">
            <text:p>ADONAI GABRI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RAGANCA PAULISTA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5" table:style-name="ce5" office:value-type="float" office:value="0" calcext:value-type="float">
            <text:p><text:s/>- </text:p>
          </table:table-cell>
          <table:table-cell table:style-name="ce5" office:value-type="float" office:value="5502.48" calcext:value-type="float">
            <text:p><text:s/>5.502,48 </text:p>
          </table:table-cell>
          <table:table-cell table:style-name="ce5" office:value-type="float" office:value="10467.8" calcext:value-type="float">
            <text:p><text:s/>10.467,80 </text:p>
          </table:table-cell>
          <table:table-cell table:style-name="ce5" office:value-type="float" office:value="49659.38" calcext:value-type="float">
            <text:p><text:s/>49.659,38 </text:p>
          </table:table-cell>
          <table:table-cell table:style-name="ce5" office:value-type="float" office:value="-5187.35" calcext:value-type="float">
            <text:p>-5.187,35 </text:p>
          </table:table-cell>
          <table:table-cell table:style-name="ce5" office:value-type="float" office:value="-8377.52" calcext:value-type="float">
            <text:p>-8.377,52 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-13564.87" calcext:value-type="float">
            <text:p>-13.564,87 </text:p>
          </table:table-cell>
          <table:table-cell table:style-name="ce5" office:value-type="float" office:value="36094.51" calcext:value-type="float">
            <text:p><text:s/>36.094,51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5/04/20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'.$A$1" table:expression=""/>
        </table:named-expressions>
      </table:table>
      <table:named-expressions/>
      <table:database-ranges>
        <table:database-range table:name="__Anonymous_Sheet_DB__0" table:target-range-address="'Tabela I'.A4:'Tabela I'.R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09:44:37.9504496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6:12:54.578000000</meta:creation-date>
    <dc:date>2021-05-25T09:45:50.487569766</dc:date>
    <meta:editing-duration>PT33M56S</meta:editing-duration>
    <meta:editing-cycles>3</meta:editing-cycles>
    <meta:generator>LibreOffice/6.4.6.2$Linux_X86_64 LibreOffice_project/40$Build-2</meta:generator>
    <meta:document-statistic meta:table-count="1" meta:cell-count="56" meta:object-count="0"/>
  </office:meta>
</office:document-meta>
</file>